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 fo:min-height="5.592cm" fo:min-width="7.374cm"/>
    </style:style>
    <style:style style:name="gr2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 fo:min-height="3.052cm" fo:min-width="3.564cm"/>
    </style:style>
    <style:style style:name="gr3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 fo:min-height="3.052cm" fo:min-width="5.088cm"/>
    </style:style>
    <style:style style:name="gr4" style:family="graphic" style:parent-style-name="standard">
      <style:graphic-properties draw:fill="solid" draw:fill-color="#aecf00" draw:textarea-horizontal-align="justify" draw:textarea-vertical-align="middle" draw:auto-grow-height="false" fo:min-height="1.121cm" fo:min-width="3.982cm"/>
    </style:style>
    <style:style style:name="gr5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 fo:min-height="1.126cm" fo:min-width="1.406cm"/>
    </style:style>
    <style:style style:name="gr6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min-height="1.604cm" fo:min-width="1.586cm" fo:padding-top="0.125cm" fo:padding-bottom="0.125cm" fo:padding-left="0.25cm" fo:padding-right="0.25cm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 fo:min-height="1.121cm" fo:min-width="2.458cm"/>
    </style:style>
    <style:style style:name="gr8" style:family="graphic" style:parent-style-name="standard">
      <style:graphic-properties svg:stroke-width="0.05cm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95cm" fo:min-width="1.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004cm" fo:min-width="0cm"/>
    </style:style>
    <style:style style:name="gr12" style:family="graphic" style:parent-style-name="standard">
      <style:graphic-properties draw:stroke="dash" draw:stroke-dash="Ultrafine_20_Dashed" svg:stroke-color="#cccc00" draw:fill="solid" draw:fill-color="#ffffcc" draw:opacity="20%" draw:textarea-horizontal-align="center" draw:textarea-vertical-align="top" draw:auto-grow-height="false" fo:min-height="10.926cm" fo:min-width="11.184cm" draw:shadow-opacity="20%"/>
    </style:style>
    <style:style style:name="gr13" style:family="graphic" style:parent-style-name="standard">
      <style:graphic-properties draw:stroke="dash" draw:stroke-dash="Ultrafine_20_Dashed" svg:stroke-color="#00ae00" draw:fill="solid" draw:fill-color="#e5ffe5" draw:opacity="50%" draw:textarea-horizontal-align="left" draw:textarea-vertical-align="top" draw:auto-grow-height="false" fo:min-height="7.37cm" fo:min-width="5.342cm" draw:shadow-opacity="50%"/>
    </style:style>
    <style:style style:name="gr14" style:family="graphic" style:parent-style-name="standard">
      <style:graphic-properties draw:stroke="solid" draw:stroke-dash="Ultrafine_20_Dashed" svg:stroke-color="#800000" draw:fill="solid" draw:fill-color="#ffff99" draw:textarea-horizontal-align="justify" draw:textarea-vertical-align="middle" draw:auto-grow-height="false" fo:min-height="2.502cm" fo:min-width="5.576cm"/>
    </style:style>
    <style:style style:name="gr15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min-height="2.042cm" fo:min-width="4.586cm" fo:padding-top="0.125cm" fo:padding-bottom="0.125cm" fo:padding-left="0.25cm" fo:padding-right="0.25cm"/>
    </style:style>
    <style:style style:name="gr16" style:family="graphic" style:parent-style-name="standard">
      <style:graphic-properties svg:stroke-width="0.05cm" svg:stroke-color="#800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draw:stroke-dash="Ultrafine_20_Dashed" svg:stroke-color="#000080" draw:fill="solid" draw:fill-color="#ffff99" draw:textarea-horizontal-align="justify" draw:textarea-vertical-align="middle" draw:auto-grow-height="false" fo:min-height="2.502cm" fo:min-width="5.068cm"/>
    </style:style>
    <style:style style:name="gr19" style:family="graphic" style:parent-style-name="standard">
      <style:graphic-properties svg:stroke-width="0.05cm" svg:stroke-color="#000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5.08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e5ffe5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fff99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cc" draw:opacity="20%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e5ffe5" draw:opacity="50%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Courier New1"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8000" style:font-name="Courier New1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Courier New1" fo:font-size="7pt" style:font-size-asian="7pt" style:font-size-complex="7pt"/>
    </style:style>
    <style:style style:name="T7" style:family="text">
      <style:text-properties fo:color="#800000" style:font-name="Courier New1" fo:font-size="7pt" style:font-size-asian="7pt" style:font-size-complex="7pt"/>
    </style:style>
    <style:style style:name="T8" style:family="text">
      <style:text-properties fo:color="#800000" style:font-name="Courier New1" fo:font-size="7pt" fo:font-weight="bold" style:font-size-asian="7pt" style:font-weight-asian="bold" style:font-size-complex="7pt" style:font-weight-complex="bold"/>
    </style:style>
    <style:style style:name="T9" style:family="text">
      <style:text-properties fo:color="#000080" style:font-name="Courier New1" fo:font-size="7pt" style:font-size-asian="7pt" style:font-size-complex="7pt"/>
    </style:style>
    <style:style style:name="T10" style:family="text">
      <style:text-properties fo:color="#000080" style:font-name="Courier New1" fo:font-size="7pt" fo:font-weight="bold" style:font-size-asian="7pt" style:font-weight-asian="bold" style:font-size-complex="7pt" style:font-weight-complex="bold"/>
    </style:style>
    <style:style style:name="T11" style:family="text">
      <style:text-properties fo:color="#008000" style:font-name="Courier New1" fo:font-size="7pt" style:font-size-asian="7pt" style:font-size-complex="7pt"/>
    </style:style>
    <style:style style:name="T12" style:family="text">
      <style:text-properties fo:color="#008000" style:font-name="Courier New1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74cm" svg:height="5.842cm" svg:x="7.35cm" svg:y="1.762cm">
          <text:p text:style-name="P1"><text:span text:style-name="T1">midPoi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3.302cm" svg:x="15.732cm" svg:y="3.794cm">
          <text:p text:style-name="P1"><text:span text:style-name="T1">Resour</text:span><text:span text:style-name="T1">ce 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63cm" svg:height="1.519cm" svg:x="1.4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3">uid=aanders</text:span><text:span text:style-name="T3">on,o=exampl</text:span><text:span text:style-name="T3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" draw:id="id2" draw:layer="layout" svg:width="2.054cm" svg:height="1.524cm" svg:x="7.836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" draw:id="id4" draw:layer="layout" svg:width="2.054cm" svg:height="1.524cm" svg:x="12.662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" draw:id="id1" draw:layer="layout" svg:width="2.286cm" svg:height="2.054cm" svg:x="10.144cm" svg:y="2.778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3">a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5" draw:id="id5" draw:layer="layout" svg:width="3.106cm" svg:height="1.519cm" svg:x="16.494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3">a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10.144cm" svg:y1="3.805cm" svg:x2="8.863cm" svg:y2="5.318cm" draw:start-shape="id1" draw:start-glue-point="3" draw:end-shape="id2" svg:d="M10144 3805c-854 0-1281 504-1281 1513" svg:viewBox="0 0 1282 1514">
          <text:p/>
        </draw:connector>
        <draw:connector draw:style-name="gr8" draw:text-style-name="P1" draw:layer="layout" draw:type="curve" svg:x1="7.836cm" svg:y1="6.08cm" svg:x2="6.08cm" svg:y2="6.082cm" draw:start-shape="id2" draw:start-glue-point="3" draw:end-shape="id3" draw:end-glue-point="1" svg:d="M7836 6080c-1315 0-438 2-1756 2" svg:viewBox="0 0 1757 3">
          <text:p/>
        </draw:connector>
        <draw:connector draw:style-name="gr8" draw:text-style-name="P1" draw:layer="layout" draw:type="curve" svg:x1="14.716cm" svg:y1="6.08cm" svg:x2="16.494cm" svg:y2="6.082cm" draw:start-shape="id4" draw:end-shape="id5" draw:end-glue-point="3" svg:d="M14716 6080c1335 0 446 2 1778 2" svg:viewBox="0 0 1779 3">
          <text:p/>
        </draw:connector>
        <draw:connector draw:style-name="gr8" draw:text-style-name="P1" draw:layer="layout" draw:type="curve" svg:x1="12.43cm" svg:y1="3.805cm" svg:x2="13.689cm" svg:y2="5.318cm" draw:start-shape="id1" draw:end-shape="id4" draw:end-glue-point="0" svg:d="M12430 3805c840 0 1259 504 1259 1513" svg:viewBox="0 0 1260 1514">
          <text:p/>
        </draw:connector>
        <draw:frame draw:style-name="gr9" draw:text-style-name="P7" draw:layer="layout" svg:width="2.28cm" svg:height="0.645cm" svg:x="7.864cm" svg:y="3.149cm">
          <draw:text-box>
            <text:p text:style-name="P6"><text:span text:style-name="T4">linkRef</text:span></text:p>
          </draw:text-box>
        </draw:frame>
        <draw:frame draw:style-name="gr10" draw:text-style-name="P8" draw:layer="layout" svg:width="2.28cm" svg:height="0.645cm" svg:x="12.43cm" svg:y="3.15cm">
          <draw:text-box>
            <text:p><text:span text:style-name="T4">linkRef</text:span></text:p>
          </draw:text-box>
        </draw:frame>
        <draw:custom-shape draw:style-name="gr11" draw:text-style-name="P9" draw:layer="layout" svg:width="0.458cm" svg:height="0.254cm" svg:x="19.542cm" svg:y="7.85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0" draw:layer="layout" svg:width="11.684cm" svg:height="11.176cm" svg:x="7.858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0" draw:id="id10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5">uid=jsparro</text:span><text:span text:style-name="T5">w,o=Caribbe</text:span><text:span text:style-name="T5">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7" draw:id="id7" draw:layer="layout" svg:width="6.372cm" svg:height="3.048cm" svg:x="8.344cm" svg:y="5.826cm">
          <text:p text:style-name="P1"><text:span text:style-name="T1">Account </text:span><text:span text:style-name="T1">Shadow</text:span></text:p>
          <text:p text:style-name="P12"><text:span text:style-name="T6"><text:s/></text:span><text:span text:style-name="T1"><text:line-break/></text:span><text:span text:style-name="T7">oid = </text:span><text:span text:style-name="T8">f792ad4e-...</text:span></text:p>
          <text:p text:style-name="P12"><text:span text:style-name="T6">name = </text:span><text:span text:style-name="T6">”aanderson”</text:span><text:span text:style-name="T6"><text:line-break/></text:span><text:span text:style-name="T9">resourceRef </text:span><text:span text:style-name="T9">oid=</text:span><text:span text:style-name="T10">aa19d01e</text:span><text:span text:style-name="T10">-...</text:span><text:span text:style-name="T6"><text:line-break/></text:span><text:span text:style-name="T6">objectClass </text:span><text:span text:style-name="T6">= Account</text:span><text:span text:style-name="T6"><text:line-break/></text:span><text:span text:style-name="T6">attributes:</text:span><text:span text:style-name="T6"><text:line-break/></text:span><text:span text:style-name="T6"> <text:s/></text:span><text:span text:style-name="T11">dn = </text:span><text:span text:style-name="T11">”</text:span><text:span text:style-name="T12">uid=aanders</text:span><text:span text:style-name="T12">on,o=example</text:span><text:span text:style-name="T11">”</text:span><text:span text:style-name="T6"><text:line-break/></text:span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6" draw:id="id6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12"><text:span text:style-name="T6"><text:s/></text:span><text:span text:style-name="T1"><text:line-break/></text:span><text:span text:style-name="T6">oid = 8c048b2e-...-001e8c717e5b</text:span></text:p>
          <text:p text:style-name="P12"><text:span text:style-name="T6">name = ”alice”</text:span><text:span text:style-name="T6"><text:line-break/></text:span><text:span text:style-name="T6">fullName = ”Alice Anderson”</text:span><text:span text:style-name="T6"><text:line-break/></text:span><text:span text:style-name="T6">…</text:span><text:span text:style-name="T6"><text:line-break/></text:span><text:span text:style-name="T7">linkRef oid=</text:span><text:span text:style-name="T8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2.43cm" svg:y1="4.048cm" svg:x2="11.53cm" svg:y2="5.826cm" draw:start-shape="id6" draw:start-glue-point="3" draw:end-shape="id7" svg:d="M12430 4048c-600 0-900 592-900 1778" svg:viewBox="0 0 901 1779">
          <text:p/>
        </draw:connector>
        <draw:connector draw:style-name="gr17" draw:text-style-name="P1" draw:layer="layout" draw:type="curve" svg:x1="8.344cm" svg:y1="7.35cm" svg:x2="6.08cm" svg:y2="7.347cm" draw:start-shape="id7" draw:start-glue-point="3" draw:end-shape="id8" draw:end-glue-point="1" svg:d="M8344 7350c-1696 0-565-3-2264-3" svg:viewBox="0 0 2265 4">
          <text:p/>
        </draw:connector>
        <draw:custom-shape draw:style-name="gr18" draw:text-style-name="P5" xml:id="id9" draw:id="id9" draw:layer="layout" svg:width="5.864cm" svg:height="3.048cm" svg:x="13.17cm" svg:y="9.382cm">
          <text:p text:style-name="P1"><text:span text:style-name="T1">Resource</text:span></text:p>
          <text:p text:style-name="P12"><text:span text:style-name="T6"><text:s/></text:span><text:span text:style-name="T1"><text:line-break/></text:span><text:span text:style-name="T9">oid = </text:span><text:span text:style-name="T10">aa19d01e-...</text:span></text:p>
          <text:p text:style-name="P12"><text:span text:style-name="T6">name = ”Resource A”</text:span><text:span text:style-name="T6"><text:line-break/></text:span><text:span text:style-name="T6">connectorRef oid=....</text:span><text:span text:style-name="T6"><text:line-break/></text:span><text:span text:style-name="T6">configuration:</text:span><text:span text:style-name="T6"><text:line-break/></text:span><text:span text:style-name="T6"> <text:s/>hostname = ”</text:span><text:span text:style-name="T12">server1.example.com</text:span><text:span text:style-name="T6">”</text:span><text:span text:style-name="T6"><text:line-break/></text:span><text:span text:style-name="T6"> <text:s/>port = ”389”</text:span><text:span text:style-name="T6"><text:line-break/></text:span><text:span text:style-name="T6"> <text:s/>…</text:span><text:span text:style-name="T6"><text:line-break/></text:span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716cm" svg:y1="7.35cm" svg:x2="16.102cm" svg:y2="9.382cm" draw:start-shape="id7" draw:start-glue-point="1" draw:end-shape="id9" svg:d="M14716 7350c924 0 1386 677 1386 2032" svg:viewBox="0 0 1387 2033">
          <text:p/>
        </draw:connector>
        <draw:connector draw:style-name="gr20" draw:text-style-name="P1" draw:layer="layout" draw:type="curve" svg:x1="13.17cm" svg:y1="10.906cm" svg:x2="6.842cm" svg:y2="10.905cm" draw:start-shape="id9" draw:end-shape="id10" draw:end-glue-point="4" svg:d="M13170 10906c-4746 0-1582-1-6328-1" svg:viewBox="0 0 6329 2">
          <text:p/>
        </draw:connector>
        <draw:custom-shape draw:style-name="gr4" draw:text-style-name="P4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2">uid=aanderson,o=ex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0.458cm" svg:height="5.334cm" svg:x="19.542cm" svg:y="7.8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9-26T17:04:13</meta:creation-date>
    <dc:date>2016-12-20T23:08:28.894354129</dc:date>
    <dc:creator>Radovan Semancik</dc:creator>
    <meta:editing-duration>P1DT9H28M42S</meta:editing-duration>
    <meta:editing-cycles>86</meta:editing-cycles>
    <meta:generator>LibreOffice/5.1.4.2$Linux_X86_64 LibreOffice_project/10m0$Build-2</meta:generator>
    <meta:document-statistic meta:object-count="27"/>
  </office:meta>
</office:document-meta>
</file>